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09mm"/>
    </style:style>
    <style:style style:name="co2" style:family="table-column">
      <style:table-column-properties fo:break-before="auto" style:column-width="63.24mm"/>
    </style:style>
    <style:style style:name="co3" style:family="table-column">
      <style:table-column-properties fo:break-before="auto" style:column-width="46.04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29.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4" table:default-cell-style-name="Default"/>
        <table:table-column table:style-name="co5" table:default-cell-style-name="Default"/>
        <table:table-column table:style-name="co4" table:number-columns-repeated="1006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Task</text:p>
          </table:table-cell>
          <table:covered-table-cell table:style-name="ce2"/>
          <table:table-cell table:style-name="ce1" office:value-type="string" calcext:value-type="string" table:number-columns-spanned="1" table:number-rows-spanned="2">
            <text:p>Day 15</text:p>
          </table:table-cell>
          <table:table-cell table:style-name="ce1" office:value-type="string" calcext:value-type="string" table:number-columns-spanned="1" table:number-rows-spanned="2">
            <text:p>Day 14</text:p>
          </table:table-cell>
          <table:table-cell table:style-name="ce1" office:value-type="string" calcext:value-type="string" table:number-columns-spanned="1" table:number-rows-spanned="2">
            <text:p>Day 13</text:p>
          </table:table-cell>
          <table:table-cell table:style-name="ce1" office:value-type="string" calcext:value-type="string" table:number-columns-spanned="1" table:number-rows-spanned="2">
            <text:p>Day 12</text:p>
          </table:table-cell>
          <table:table-cell table:style-name="ce1" office:value-type="string" calcext:value-type="string" table:number-columns-spanned="1" table:number-rows-spanned="2">
            <text:p>Day 11</text:p>
          </table:table-cell>
          <table:table-cell table:style-name="ce1" office:value-type="string" calcext:value-type="string" table:number-columns-spanned="1" table:number-rows-spanned="2">
            <text:p>Day 10</text:p>
          </table:table-cell>
          <table:table-cell table:style-name="ce1" office:value-type="string" calcext:value-type="string" table:number-columns-spanned="1" table:number-rows-spanned="2">
            <text:p>Day 9</text:p>
          </table:table-cell>
          <table:table-cell table:style-name="ce1" office:value-type="string" calcext:value-type="string" table:number-columns-spanned="1" table:number-rows-spanned="2">
            <text:p>Day 8</text:p>
          </table:table-cell>
          <table:table-cell table:style-name="ce1" office:value-type="string" calcext:value-type="string" table:number-columns-spanned="1" table:number-rows-spanned="2">
            <text:p>Day 7</text:p>
          </table:table-cell>
          <table:table-cell table:style-name="ce1" office:value-type="string" calcext:value-type="string" table:number-columns-spanned="1" table:number-rows-spanned="2">
            <text:p>Day 6</text:p>
          </table:table-cell>
          <table:table-cell table:style-name="ce1" office:value-type="string" calcext:value-type="string" table:number-columns-spanned="1" table:number-rows-spanned="2">
            <text:p>Day 5 </text:p>
          </table:table-cell>
          <table:table-cell table:style-name="ce1" office:value-type="string" calcext:value-type="string" table:number-columns-spanned="1" table:number-rows-spanned="2">
            <text:p>Day 4</text:p>
          </table:table-cell>
          <table:table-cell table:style-name="ce1" office:value-type="string" calcext:value-type="string" table:number-columns-spanned="1" table:number-rows-spanned="2">
            <text:p>Day 3</text:p>
          </table:table-cell>
          <table:table-cell table:style-name="ce1" office:value-type="string" calcext:value-type="string" table:number-columns-spanned="1" table:number-rows-spanned="2">
            <text:p>Day 2</text:p>
          </table:table-cell>
          <table:table-cell table:style-name="ce1" office:value-type="string" calcext:value-type="string" table:number-columns-spanned="1" table:number-rows-spanned="2">
            <text:p>Day 1</text:p>
          </table:table-cell>
          <table:table-cell table:style-name="ce1" office:value-type="string" calcext:value-type="string" table:number-columns-spanned="1" table:number-rows-spanned="2">
            <text:p>Total Hours</text:p>
          </table:table-cell>
          <table:table-cell table:number-columns-repeated="1006"/>
        </table:table-row>
        <table:table-row table:style-name="ro1">
          <table:covered-table-cell table:number-columns-repeated="18" table:style-name="ce2"/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Meet up</text:p>
          </table:table-cell>
          <table:covered-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3:.Q3])" office:value-type="float" office:value="34" calcext:value-type="float">
            <text:p>34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Learning Git Bash</text:p>
          </table:table-cell>
          <table:covered-table-cell table:style-name="ce2"/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C4:.Q4])" office:value-type="float" office:value="6" calcext:value-type="float">
            <text:p>6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Establish Branch Conventions</text:p>
          </table:table-cell>
          <table:covered-table-cell table:style-name="ce2"/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5:.Q5])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Learning the Setup with Java EE</text:p>
          </table:table-cell>
          <table:covered-table-cell table:style-name="ce2"/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C6:.Q6])" office:value-type="float" office:value="32" calcext:value-type="float">
            <text:p>32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Ionic and cordova example</text:p>
          </table:table-cell>
          <table:covered-table-cell table:style-name="ce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7:.Q7])" office:value-type="float" office:value="4" calcext:value-type="float">
            <text:p>4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 table:number-columns-spanned="2" table:number-rows-spanned="1">
            <text:p>All members working same setup</text:p>
          </table:table-cell>
          <table:covered-table-cell table:style-name="ce2"/>
          <table:table-cell table:number-columns-repeated="7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SUM([.C8:.Q8])" office:value-type="float" office:value="32" calcext:value-type="float">
            <text:p>32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Native Development Working</text:p>
          </table:table-cell>
          <table:covered-table-cell table:style-name="ce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C9:.Q9])" office:value-type="float" office:value="10" calcext:value-type="float">
            <text:p>1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Registration and Login Working</text:p>
          </table:table-cell>
          <table:covered-table-cell table:style-name="ce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0:.Q10])" office:value-type="float" office:value="1" calcext:value-type="float">
            <text:p>1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Map with GeoJSON working</text:p>
          </table:table-cell>
          <table:covered-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C11:.Q11])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GIS Backend</text:p>
          </table:table-cell>
          <table:covered-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2:.Q12])" office:value-type="float" office:value="5" calcext:value-type="float">
            <text:p>5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User Backend</text:p>
          </table:table-cell>
          <table:covered-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3:.Q13])" office:value-type="float" office:value="4" calcext:value-type="float">
            <text:p>4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Notifications Backend</text:p>
          </table:table-cell>
          <table:covered-table-cell table:style-name="ce2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C14:.Q14])" office:value-type="float" office:value="3" calcext:value-type="float">
            <text:p>3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opencv with ionic and cordova</text:p>
          </table:table-cell>
          <table:covered-table-cell table:style-name="ce2"/>
          <table:table-cell table:number-columns-repeated="15" office:value-type="float" office:value="0" calcext:value-type="float">
            <text:p>0</text:p>
          </table:table-cell>
          <table:table-cell table:formula="of:=SUM([.C15:.Q15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open cv Backend working</text:p>
          </table:table-cell>
          <table:covered-table-cell table:style-name="ce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SUM([.C16:.Q16])" office:value-type="float" office:value="54" calcext:value-type="float">
            <text:p>54</text:p>
          </table:table-cell>
          <table:table-cell table:number-columns-repeated="1006"/>
        </table:table-row>
        <table:table-row table:style-name="ro2">
          <table:table-cell table:style-name="ce1" office:value-type="string" calcext:value-type="string" table:number-columns-spanned="2" table:number-rows-spanned="1">
            <text:p>Meetings with clients</text:p>
          </table:table-cell>
          <table:covered-table-cell table:style-name="ce2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17:.Q17])" office:value-type="float" office:value="4" calcext:value-type="float">
            <text:p>4</text:p>
          </table:table-cell>
          <table:table-cell table:number-columns-repeated="1006"/>
        </table:table-row>
        <table:table-row table:style-name="ro1">
          <table:table-cell table:style-name="ce1" table:number-columns-spanned="2" table:number-rows-spanned="1"/>
          <table:covered-table-cell table:style-name="ce2"/>
          <table:table-cell table:number-columns-repeated="1022"/>
        </table:table-row>
        <table:table-row table:style-name="ro2">
          <table:table-cell table:style-name="ce3" office:value-type="string" calcext:value-type="string">
            <text:p>Estimated Hours Remaining</text:p>
          </table:table-cell>
          <table:table-cell table:style-name="ce3" table:formula="of:=[.B20]" office:value-type="float" office:value="196" calcext:value-type="float">
            <text:p>196</text:p>
          </table:table-cell>
          <table:table-cell table:formula="of:=[.B19]-([.B19]/15)" office:value-type="float" office:value="182.933333333333" calcext:value-type="float">
            <text:p>182.9333333333</text:p>
          </table:table-cell>
          <table:table-cell table:formula="of:=[.C19]-([.$B19]/15)" office:value-type="float" office:value="169.866666666667" calcext:value-type="float">
            <text:p>169.8666666667</text:p>
          </table:table-cell>
          <table:table-cell table:formula="of:=[.D19]-([.$B19]/15)" office:value-type="float" office:value="156.8" calcext:value-type="float">
            <text:p>156.8</text:p>
          </table:table-cell>
          <table:table-cell table:formula="of:=[.E19]-([.$B19]/15)" office:value-type="float" office:value="143.733333333333" calcext:value-type="float">
            <text:p>143.7333333333</text:p>
          </table:table-cell>
          <table:table-cell table:formula="of:=[.F19]-([.$B19]/15)" office:value-type="float" office:value="130.666666666667" calcext:value-type="float">
            <text:p>130.6666666667</text:p>
          </table:table-cell>
          <table:table-cell table:formula="of:=[.G19]-([.$B19]/15)" office:value-type="float" office:value="117.6" calcext:value-type="float">
            <text:p>117.6</text:p>
          </table:table-cell>
          <table:table-cell table:formula="of:=[.H19]-([.$B19]/15)" office:value-type="float" office:value="104.533333333333" calcext:value-type="float">
            <text:p>104.5333333333</text:p>
          </table:table-cell>
          <table:table-cell table:formula="of:=[.I19]-([.$B19]/15)" office:value-type="float" office:value="91.4666666666667" calcext:value-type="float">
            <text:p>91.4666666667</text:p>
          </table:table-cell>
          <table:table-cell table:formula="of:=[.J19]-([.$B19]/15)" office:value-type="float" office:value="78.4" calcext:value-type="float">
            <text:p>78.4</text:p>
          </table:table-cell>
          <table:table-cell table:formula="of:=[.K19]-([.$B19]/15)" office:value-type="float" office:value="65.3333333333334" calcext:value-type="float">
            <text:p>65.3333333333</text:p>
          </table:table-cell>
          <table:table-cell table:formula="of:=[.L19]-([.$B19]/15)" office:value-type="float" office:value="52.2666666666667" calcext:value-type="float">
            <text:p>52.2666666667</text:p>
          </table:table-cell>
          <table:table-cell table:formula="of:=[.M19]-([.$B19]/15)" office:value-type="float" office:value="39.2" calcext:value-type="float">
            <text:p>39.2</text:p>
          </table:table-cell>
          <table:table-cell table:formula="of:=[.N19]-([.$B19]/15)" office:value-type="float" office:value="26.1333333333334" calcext:value-type="float">
            <text:p>26.1333333333</text:p>
          </table:table-cell>
          <table:table-cell table:formula="of:=[.O19]-([.$B19]/15)" office:value-type="float" office:value="13.0666666666667" calcext:value-type="float">
            <text:p>13.0666666667</text:p>
          </table:table-cell>
          <table:table-cell table:formula="of:=[.P19]-([.$B19]/15)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ctual Hours Remaining</text:p>
          </table:table-cell>
          <table:table-cell table:style-name="ce3" table:formula="of:=SUM([.R3:.R17])" office:value-type="float" office:value="196" calcext:value-type="float">
            <text:p>196</text:p>
          </table:table-cell>
          <table:table-cell table:formula="of:=[.B20]-SUM([.C3:.C17])" office:value-type="float" office:value="193" calcext:value-type="float">
            <text:p>193</text:p>
          </table:table-cell>
          <table:table-cell table:formula="of:=[.C20]-SUM([.D3:.D17])" office:value-type="float" office:value="189" calcext:value-type="float">
            <text:p>189</text:p>
          </table:table-cell>
          <table:table-cell table:formula="of:=[.D20]-SUM([.E3:.E17])" office:value-type="float" office:value="186" calcext:value-type="float">
            <text:p>186</text:p>
          </table:table-cell>
          <table:table-cell table:formula="of:=[.E20]-SUM([.F3:.F17])" office:value-type="float" office:value="181" calcext:value-type="float">
            <text:p>181</text:p>
          </table:table-cell>
          <table:table-cell table:formula="of:=[.F20]-SUM([.G3:.G17])" office:value-type="float" office:value="170" calcext:value-type="float">
            <text:p>170</text:p>
          </table:table-cell>
          <table:table-cell table:formula="of:=[.G20]-SUM([.H3:.H17])" office:value-type="float" office:value="152" calcext:value-type="float">
            <text:p>152</text:p>
          </table:table-cell>
          <table:table-cell table:formula="of:=[.H20]-SUM([.I3:.I17])" office:value-type="float" office:value="135" calcext:value-type="float">
            <text:p>135</text:p>
          </table:table-cell>
          <table:table-cell table:formula="of:=[.I20]-SUM([.J3:.J17])" office:value-type="float" office:value="105" calcext:value-type="float">
            <text:p>105</text:p>
          </table:table-cell>
          <table:table-cell table:formula="of:=[.J20]-SUM([.K3:.K17])" office:value-type="float" office:value="83" calcext:value-type="float">
            <text:p>83</text:p>
          </table:table-cell>
          <table:table-cell table:formula="of:=[.K20]-SUM([.L3:.L17])" office:value-type="float" office:value="70" calcext:value-type="float">
            <text:p>70</text:p>
          </table:table-cell>
          <table:table-cell table:formula="of:=[.L20]-SUM([.M3:.M17])" office:value-type="float" office:value="66" calcext:value-type="float">
            <text:p>66</text:p>
          </table:table-cell>
          <table:table-cell table:formula="of:=[.M20]-SUM([.N3:.N17])" office:value-type="float" office:value="60" calcext:value-type="float">
            <text:p>60</text:p>
          </table:table-cell>
          <table:table-cell table:formula="of:=[.N20]-SUM([.O3:.O17])" office:value-type="float" office:value="42" calcext:value-type="float">
            <text:p>42</text:p>
          </table:table-cell>
          <table:table-cell table:formula="of:=[.O20]-SUM([.P3:.P17])" office:value-type="float" office:value="24" calcext:value-type="float">
            <text:p>24</text:p>
          </table:table-cell>
          <table:table-cell table:formula="of:=[.P20]-SUM([.Q3:.Q17])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1006"/>
        </table:table-row>
        <table:table-row table:style-name="ro1">
          <table:table-cell/>
          <table:table-cell>
            <draw:frame table:end-cell-address="Sheet1.J42" table:end-x="2.74mm" table:end-y="3.15mm" draw:z-index="0" draw:name="Chart 5" draw:style-name="gr1" draw:text-style-name="P1" svg:width="216.08mm" svg:height="111.19mm" svg:x="22.94mm" svg:y="3.08mm">
              <loext:p draw:notify-on-update-of-ranges="Sheet1.C1:Sheet1.Q2 Sheet1.A19:Sheet1.A19 Sheet1.B19:Sheet1.Q19 Sheet1.A20:Sheet1.A20 Sheet1.B20:Sheet1.Q2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fill-character> </loext:fill-character>
      <number:text>- </number:text>
    </number:number-style>
    <number:text-style style:name="N10126" number:language="en" number:country="ZA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00/00/00</text:date>, <text:time style:data-style-name="N2" text:time-value="14:34:42.646857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nie Pritchard</meta:initial-creator>
    <meta:creation-date>2017-07-25T10:24:00</meta:creation-date>
    <dc:date>2017-07-28T14:36:39.090904384</dc:date>
    <meta:generator>LibreOffice/5.1.6.2$Linux_X86_64 LibreOffice_project/10m0$Build-2</meta:generator>
    <meta:editing-duration>PT10M25S</meta:editing-duration>
    <meta:editing-cycles>3</meta:editing-cycles>
    <meta:document-statistic meta:table-count="1" meta:cell-count="302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1.609cm" svg:height="11.12cm" xlink:href=".." xlink:type="simple" chart:class="chart:line" chart:style-name="ch1">
        <chart:title svg:x="9.418cm" svg:y="0.357cm" chart:style-name="ch2">
          <text:p>Chart Title</text:p>
        </chart:title>
        <chart:legend chart:legend-position="bottom" svg:x="5.592cm" svg:y="10.364cm" style:legend-expansion="wide" chart:style-name="ch3"/>
        <chart:plot-area chart:style-name="ch4" table:cell-range-address="Sheet1.C1:Sheet1.Q2 Sheet1.A19:Sheet1.Q20" chart:data-source-has-labels="both" svg:x="0.432cm" svg:y="1.458cm" svg:width="20.745cm" svg:height="8.684cm">
          <chartooo:coordinate-region svg:x="1.168cm" svg:y="1.644cm" svg:width="20.009cm" svg:height="8.028cm"/>
          <chart:axis chart:dimension="x" chart:name="primary-x" chart:style-name="ch5" chartooo:axis-type="auto">
            <chartooo:date-scale/>
            <chart:categories table:cell-range-address="Sheet1.C1:Sheet1.Q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9:Sheet1.Q19" chart:label-cell-address="Sheet1.A19:Sheet1.A19" chart:class="chart:line">
            <chart:data-point chart:repeated="16"/>
          </chart:series>
          <chart:series chart:style-name="ch9" chart:values-cell-range-address="Sheet1.B20:Sheet1.Q20" chart:label-cell-address="Sheet1.A20:Sheet1.A20" chart:class="chart:line"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timated Hours Remaining</text:p>
                <draw:g>
                  <svg:desc>Sheet1.A19:Sheet1.A19</svg:desc>
                </draw:g>
              </table:table-cell>
              <table:table-cell office:value-type="string">
                <text:p>Actual Hours Remaining</text:p>
                <draw:g>
                  <svg:desc>Sheet1.A20:Sheet1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stimated Hours Remaining</text:p>
                <draw:g>
                  <svg:desc>Sheet1.C1:Sheet1.Q2</svg:desc>
                </draw:g>
              </table:table-cell>
              <table:table-cell office:value-type="float" office:value="196">
                <text:p>196</text:p>
                <draw:g>
                  <svg:desc>Sheet1.B19:Sheet1.Q19</svg:desc>
                </draw:g>
              </table:table-cell>
              <table:table-cell office:value-type="float" office:value="196">
                <text:p>196</text:p>
                <draw:g>
                  <svg:desc>Sheet1.B20:Sheet1.Q20</svg:desc>
                </draw:g>
              </table:table-cell>
            </table:table-row>
            <table:table-row>
              <table:table-cell office:value-type="string">
                <text:p>Actual Hours Remaining</text:p>
              </table:table-cell>
              <table:table-cell office:value-type="float" office:value="182.933333333333">
                <text:p>182.933333333333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/>
              <table:table-cell office:value-type="float" office:value="169.866666666667">
                <text:p>169.86666666666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/>
              <table:table-cell office:value-type="float" office:value="156.8">
                <text:p>156.8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/>
              <table:table-cell office:value-type="float" office:value="143.733333333333">
                <text:p>143.73333333333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130.666666666667">
                <text:p>130.66666666666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117.6">
                <text:p>117.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/>
              <table:table-cell office:value-type="float" office:value="104.533333333333">
                <text:p>104.53333333333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/>
              <table:table-cell office:value-type="float" office:value="91.4666666666667">
                <text:p>91.466666666666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/>
              <table:table-cell office:value-type="float" office:value="78.4">
                <text:p>78.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65.3333333333334">
                <text:p>65.333333333333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52.2666666666667">
                <text:p>52.2666666666667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39.2">
                <text:p>39.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26.1333333333334">
                <text:p>26.133333333333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13.0666666666667">
                <text:p>13.066666666666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